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07b82" officeooo:paragraph-rsid="00607b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cf011" officeooo:paragraph-rsid="005cf011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6163d5" officeooo:paragraph-rsid="006163d5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19ab8" officeooo:paragraph-rsid="00619ab8" style:font-size-asian="11pt" style:font-name-complex="Arial" style:font-size-complex="11pt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cf011" style:font-size-asian="11pt" style:font-size-complex="11pt"/>
    </style:style>
    <style:style style:name="P2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cf011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5cf011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5a1bd5" officeooo:paragraph-rsid="005a1bd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cf011" officeooo:paragraph-rsid="005cf011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3e539" officeooo:paragraph-rsid="0063e53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07b82" officeooo:paragraph-rsid="00645da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45dab" officeooo:paragraph-rsid="00645da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text-properties style:font-name="Caligra" fo:font-size="11pt" officeooo:rsid="0062564e" officeooo:paragraph-rsid="0062564e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63e539" officeooo:paragraph-rsid="0063e539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66aedd" officeooo:paragraph-rsid="0066aedd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69d44e" officeooo:paragraph-rsid="0069d44e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07b82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5a1bd5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5cf011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5cf011" style:font-size-asian="11pt" style:font-weight-asian="bold" style:font-name-complex="Arial" style:font-size-complex="11pt"/>
    </style:style>
    <style:style style:name="T13" style:family="text">
      <style:text-properties officeooo:rsid="005cf011"/>
    </style:style>
    <style:style style:name="T14" style:family="text">
      <style:text-properties officeooo:rsid="005f0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La dernière fois :</text:span><text:span text:style-name="T5">’’’- corrigé l’activité 2 et pris le cours- commencé l’activité 3 par la partie expérimentale’’’</text:span></text:p>
      <text:p text:style-name="P20"><text:span text:style-name="T5">P</text:span><text:span text:style-name="T6">our aujourd’hui </text:span><text:span text:style-name="T5">:- finir la question 2 de l’activité 3</text:span></text:p>
      <text:p text:style-name="P22">- exercice 72p95- évaluation chapitre 2 et 3</text:p>
      <text:p text:style-name="P23"><text:s/></text:p>
      <text:p text:style-name="P17"><text:span text:style-name="T13">22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10">Séance </text:span><text:span text:style-name="T12">17</text:span><text:span text:style-name="T10">: </text:span><text:span text:style-name="T11">Fiche de préparation</text:span><text:span text:style-name="T8"> <text:s/></text:span></text:p>
            <text:p text:style-name="P19"><text:span text:style-name="T8">c</text:span><text:span text:style-name="T7">lasse : <text:s/></text:span><text:span text:style-name="T9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4">évaluation</text:p>
          </table:table-cell>
          <table:table-cell table:style-name="Tableau1.B4" office:value-type="string">
            <text:p text:style-name="P13">Éval (pap)</text:p>
          </table:table-cell>
          <table:table-cell table:style-name="Tableau1.A4" office:value-type="string">
            <text:p text:style-name="P28">20 min</text:p>
          </table:table-cell>
        </table:table-row>
        <table:table-row table:style-name="Tableau1.5">
          <table:table-cell table:style-name="Tableau1.A4" office:value-type="string">
            <text:p text:style-name="P8"><text:span text:style-name="T14">(</text:span>Fin partie expérimentale<text:span text:style-name="T14">)</text:span> &amp; Correction Q2</text:p>
          </table:table-cell>
          <table:table-cell table:style-name="Tableau1.B4" office:value-type="string">
            <text:p text:style-name="P14">autoeval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7">Activité 3 Q3 &amp; Q4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7">bilan</text:p>
          </table:table-cell>
          <table:table-cell table:style-name="Tableau1.B4" office:value-type="string">
            <text:p text:style-name="P31">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5">Expo son</text:p>
          </table:table-cell>
          <table:table-cell table:style-name="Tableau1.B4" office:value-type="string">
            <text:p text:style-name="P32">7 x quizz</text:p>
          </table:table-cell>
          <table:table-cell table:style-name="Tableau1.A4" office:value-type="string">
            <text:p text:style-name="P29">40 min</text:p>
          </table:table-cell>
        </table:table-row>
        <table:table-row table:style-name="Tableau1.9">
          <table:table-cell table:style-name="Tableau1.A9" office:value-type="string">
            <text:p text:style-name="P6">Agenda</text:p>
          </table:table-cell>
          <table:table-cell table:style-name="Tableau1.B9" office:value-type="string">
            <text:p text:style-name="P26">Devoir maison</text:p>
          </table:table-cell>
          <table:table-cell table:style-name="Tableau1.A9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</text:span><text:span text:style-name="T3">Devoir ma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8M41S</meta:editing-duration>
    <meta:editing-cycles>11</meta:editing-cycles>
    <meta:generator>LibreOffice/7.0.4.2$Linux_X86_64 LibreOffice_project/00$Build-2</meta:generator>
    <meta:creation-date>2021-01-21T20:07:30.979529649</meta:creation-date>
    <meta:initial-creator>J Cercy</meta:initial-creator>
    <dc:date>2021-01-21T22:52:18.530647315</dc:date>
    <dc:creator>J Cercy</dc:creator>
    <meta:document-statistic meta:table-count="1" meta:image-count="0" meta:object-count="0" meta:page-count="1" meta:paragraph-count="26" meta:word-count="87" meta:character-count="486" meta:non-whitespace-character-count="419"/>
    <meta:template xlink:type="simple" xlink:actuate="onRequest" xlink:title="fiche_de_prep_type" xlink:href="../../../../../../../mes_ressources/document%20type/fiche_de_prep_type.ott" meta:date="2021-01-21T20:07:29.565174045"/>
  </office:meta>
</office:document-meta>
</file>